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468c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610d5" officeooo:paragraph-rsid="001610d5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610d5" officeooo:paragraph-rsid="001610d5"/>
    </style:style>
    <style:style style:name="T1" style:family="text">
      <style:text-properties officeooo:rsid="001610d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1610d5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SN COLLEGE OF ENGINEERING, KALAVAKKAM</text:p>
      <text:p text:style-name="P2">(An Autonomous Institution, Affiliated to Anna University, Chennai)</text:p>
      <text:p text:style-name="P2">Department of Computer Science and Engineering</text:p>
      <text:p text:style-name="P2">UCS1411 – Operating Systems Laboratory</text:p>
      <text:p text:style-name="P2">II Year CSE - B Section (IV Semester)</text:p>
      <text:p text:style-name="P2">Academic Year 2019-20</text:p>
      <text:p text:style-name="P2">Exercise – 10 – Page Replacement Technique</text:p>
      <text:p text:style-name="P2">-------------------------------------------------------------------------------------------------------</text:p>
      <text:p text:style-name="P2">Lab Exercise 10</text:p>
      <text:p text:style-name="P2">Implementation of Page Replacement Algorithms</text:p>
      <text:p text:style-name="P3">Aim:</text:p>
      <text:p text:style-name="Standard"><text:span text:style-name="T1">To d</text:span>evelop a C program to implement the page replacement algorithms (FIFO, Optimal, LRU</text:p>
      <text:p text:style-name="Standard">and LFU) using linked list.</text:p>
      <text:p text:style-name="Standard"/>
      <text:p text:style-name="Standard"/>
      <text:p text:style-name="P4">CODE :</text:p>
      <text:p text:style-name="P5"/>
      <text:p text:style-name="P1">#include &lt;stdio.h&gt;</text:p>
      <text:p text:style-name="P1">#include &lt;stdlib.h&gt;</text:p>
      <text:p text:style-name="P1">#include &lt;string.h&gt;</text:p>
      <text:p text:style-name="P1">#define N 20</text:p>
      <text:p text:style-name="P1">int stsize;</text:p>
      <text:p text:style-name="P1">int *frames;</text:p>
      <text:p text:style-name="P1">int *refstr;</text:p>
      <text:p text:style-name="P1">int fsize;</text:p>
      <text:p text:style-name="P1">int pr[N];</text:p>
      <text:p text:style-name="P1"/>
      <text:p text:style-name="P1"/>
      <text:p text:style-name="P1">void initialise();</text:p>
      <text:p text:style-name="P1">void read_input();</text:p>
      <text:p text:style-name="P1">void frprint();</text:p>
      <text:p text:style-name="P1">int check(int f);</text:p>
      <text:p text:style-name="P1">int min();</text:p>
      <text:p text:style-name="P1">int max();</text:p>
      <text:p text:style-name="P1">void FIFO();</text:p>
      <text:p text:style-name="P1">void Optimal();</text:p>
      <text:p text:style-name="P1">void LRU();</text:p>
      <text:p text:style-name="P1">void LFU();</text:p>
      <text:p text:style-name="P1"/>
      <text:p text:style-name="P1"/>
      <text:p text:style-name="P1">void main()</text:p>
      <text:p text:style-name="P1">{</text:p>
      <text:p text:style-name="P1"/>
      <text:p text:style-name="P1"><text:tab/>printf("Page Replacement Algorithms\n");</text:p>
      <text:p text:style-name="P1"><text:tab/>int choice;</text:p>
      <text:p text:style-name="P1"><text:tab/>while(1)</text:p>
      <text:p text:style-name="P1"><text:tab/>{</text:p>
      <text:p text:style-name="P1"><text:tab/><text:tab/>printf("1.Read_Input\n2.FIFO\n3.Optimal\n4.LRU\n5.LFU\n6.Exit\nEnter your Option : ");</text:p>
      <text:p text:style-name="P1"><text:tab/><text:tab/>scanf("%d",&amp;choice);</text:p>
      <text:p text:style-name="P1"><text:tab/><text:tab/>if(choice == 6)</text:p>
      <text:p text:style-name="P1"><text:tab/><text:tab/><text:tab/>exit(0);</text:p>
      <text:p text:style-name="P1"><text:tab/><text:tab/>if(choice == 1)</text:p>
      <text:p text:style-name="P1"><text:tab/><text:tab/><text:tab/>read_input();</text:p>
      <text:p text:style-name="P1"><text:tab/><text:tab/>if(choice == 2)</text:p>
      <text:p text:style-name="P1"><text:tab/><text:tab/><text:tab/>FIFO();</text:p>
      <text:p text:style-name="P1"><text:tab/><text:tab/>if(choice == 3)</text:p>
      <text:p text:style-name="P1"><text:tab/><text:tab/><text:tab/>Optimal();</text:p>
      <text:p text:style-name="P1"><text:soft-page-break/><text:tab/><text:tab/>if(choice == 4)</text:p>
      <text:p text:style-name="P1"><text:tab/><text:tab/><text:tab/>LRU();</text:p>
      <text:p text:style-name="P1"><text:tab/><text:tab/>if(choice == 5)</text:p>
      <text:p text:style-name="P1"><text:tab/><text:tab/><text:tab/>LFU();</text:p>
      <text:p text:style-name="P1"/>
      <text:p text:style-name="P1"><text:tab/>}</text:p>
      <text:p text:style-name="P1"/>
      <text:p text:style-name="P1"/>
      <text:p text:style-name="P1">}</text:p>
      <text:p text:style-name="P1"/>
      <text:p text:style-name="P1"/>
      <text:p text:style-name="P1">void initialise()</text:p>
      <text:p text:style-name="P1">{</text:p>
      <text:p text:style-name="P1"><text:tab/>for (int i = 0; i &lt; fsize; ++i)</text:p>
      <text:p text:style-name="P1"><text:tab/><text:tab/>frames[i] = -1;</text:p>
      <text:p text:style-name="P1"/>
      <text:p text:style-name="P1"><text:tab/>for (int i = 0; i &lt; N; ++i)</text:p>
      <text:p text:style-name="P1"><text:tab/><text:tab/>pr[i] = 0;</text:p>
      <text:p text:style-name="P1">}</text:p>
      <text:p text:style-name="P1"/>
      <text:p text:style-name="P1">void read_input()</text:p>
      <text:p text:style-name="P1">{</text:p>
      <text:p text:style-name="P1"><text:tab/>printf("Enter size of reference string : ");</text:p>
      <text:p text:style-name="P1"><text:tab/>scanf("%d",&amp;stsize);</text:p>
      <text:p text:style-name="P1"/>
      <text:p text:style-name="P1"><text:tab/>refstr = (int*)malloc(stsize*sizeof(int));</text:p>
      <text:p text:style-name="P1"><text:tab/>printf("Enter reference string : ");</text:p>
      <text:p text:style-name="P1"><text:tab/>for (int i = 0; i &lt; stsize; ++i)</text:p>
      <text:p text:style-name="P1"><text:tab/>{</text:p>
      <text:p text:style-name="P1"><text:tab/><text:tab/>scanf("%d",&amp;refstr[i]);</text:p>
      <text:p text:style-name="P1"><text:tab/>}</text:p>
      <text:p text:style-name="P1"><text:tab/>printf("Enter number of frames : ");</text:p>
      <text:p text:style-name="P1"><text:tab/>scanf("%d",&amp;fsize);</text:p>
      <text:p text:style-name="P1"><text:tab/>frames = (int*)malloc(fsize*sizeof(int));</text:p>
      <text:p text:style-name="P1"/>
      <text:p text:style-name="P1">}</text:p>
      <text:p text:style-name="P1"/>
      <text:p text:style-name="P1">void frprint()</text:p>
      <text:p text:style-name="P1">{</text:p>
      <text:p text:style-name="P1"><text:tab/>printf("|");</text:p>
      <text:p text:style-name="P1"><text:tab/>for (int i = 0; i &lt; fsize; ++i)</text:p>
      <text:p text:style-name="P1"><text:tab/>{</text:p>
      <text:p text:style-name="P1"><text:tab/><text:tab/>int x = frames[i];</text:p>
      <text:p text:style-name="P1"><text:tab/><text:tab/>if(x==-1)</text:p>
      <text:p text:style-name="P1"><text:tab/><text:tab/><text:tab/>printf(" %2s ","-");</text:p>
      <text:p text:style-name="P1"><text:tab/><text:tab/>else</text:p>
      <text:p text:style-name="P1"><text:tab/><text:tab/><text:tab/>printf(" %2d ", x);</text:p>
      <text:p text:style-name="P1"><text:tab/>}</text:p>
      <text:p text:style-name="P1"><text:tab/>printf("|");</text:p>
      <text:p text:style-name="P1"/>
      <text:p text:style-name="P1">}</text:p>
      <text:p text:style-name="P1"/>
      <text:p text:style-name="P1">int check(int f)</text:p>
      <text:p text:style-name="P1">{</text:p>
      <text:p text:style-name="P1"><text:tab/>for (int i = 0; i &lt; fsize; ++i)</text:p>
      <text:p text:style-name="P1"><text:tab/>{</text:p>
      <text:p text:style-name="P1"><text:tab/><text:tab/>if(frames[i]==f)</text:p>
      <text:p text:style-name="P1"><text:tab/><text:tab/><text:tab/>return 1;</text:p>
      <text:p text:style-name="P1"><text:tab/>}</text:p>
      <text:p text:style-name="P1"><text:tab/>return 0;</text:p>
      <text:p text:style-name="P1">}</text:p>
      <text:p text:style-name="P1"/>
      <text:p text:style-name="P1">int min()</text:p>
      <text:p text:style-name="P1">{</text:p>
      <text:p text:style-name="P1"><text:soft-page-break/><text:tab/>int min = 999;</text:p>
      <text:p text:style-name="P1"><text:tab/>int amin = -1;</text:p>
      <text:p text:style-name="P1"/>
      <text:p text:style-name="P1"><text:tab/>for (int i = 0; i &lt; fsize; ++i)</text:p>
      <text:p text:style-name="P1"><text:tab/>{</text:p>
      <text:p text:style-name="P1"><text:tab/><text:tab/>if(frames[i]!=-1 &amp;&amp; min&gt;pr[frames[i]]) {</text:p>
      <text:p text:style-name="P1"><text:tab/><text:tab/><text:tab/>min = pr[frames[i]];</text:p>
      <text:p text:style-name="P1"><text:tab/><text:tab/><text:tab/>amin = i;</text:p>
      <text:p text:style-name="P1"><text:tab/><text:tab/>}</text:p>
      <text:p text:style-name="P1"><text:tab/>}</text:p>
      <text:p text:style-name="P1"/>
      <text:p text:style-name="P1"><text:tab/>return amin;</text:p>
      <text:p text:style-name="P1">}</text:p>
      <text:p text:style-name="P1"/>
      <text:p text:style-name="P1">int max()</text:p>
      <text:p text:style-name="P1">{</text:p>
      <text:p text:style-name="P1"><text:tab/>int max = 0;</text:p>
      <text:p text:style-name="P1"><text:tab/>int amax = -1;</text:p>
      <text:p text:style-name="P1"/>
      <text:p text:style-name="P1"><text:tab/>for (int i = 0; i &lt; fsize; ++i)</text:p>
      <text:p text:style-name="P1"><text:tab/>{</text:p>
      <text:p text:style-name="P1"><text:tab/><text:tab/>if(frames[i]!=-1 &amp;&amp; max&lt;pr[frames[i]]) {</text:p>
      <text:p text:style-name="P1"><text:tab/><text:tab/><text:tab/>max = pr[frames[i]];</text:p>
      <text:p text:style-name="P1"><text:tab/><text:tab/><text:tab/>amax = i;</text:p>
      <text:p text:style-name="P1"><text:tab/><text:tab/>}</text:p>
      <text:p text:style-name="P1"><text:tab/>}</text:p>
      <text:p text:style-name="P1"/>
      <text:p text:style-name="P1"><text:tab/>return amax;</text:p>
      <text:p text:style-name="P1">}</text:p>
      <text:p text:style-name="P1"/>
      <text:p text:style-name="P1">void FIFO()</text:p>
      <text:p text:style-name="P1">{</text:p>
      <text:p text:style-name="P1"><text:tab/>printf("\t FIFO Page Replacement Algorithm\n\nPage ref-&gt; memory<text:tab/><text:tab/>-&gt; PF\n\n");</text:p>
      <text:p text:style-name="P1"><text:tab/>int count = 0;</text:p>
      <text:p text:style-name="P1"><text:tab/>int empty,flag;</text:p>
      <text:p text:style-name="P1"><text:tab/>initialise();</text:p>
      <text:p text:style-name="P1"><text:tab/>for (int i = 0; i &lt; stsize; ++i)</text:p>
      <text:p text:style-name="P1"><text:tab/>{</text:p>
      <text:p text:style-name="P1"><text:tab/><text:tab/>empty = flag = 0;</text:p>
      <text:p text:style-name="P1"><text:tab/><text:tab/>for (int j = 0; j &lt; fsize; ++j)</text:p>
      <text:p text:style-name="P1"><text:tab/><text:tab/>{</text:p>
      <text:p text:style-name="P1"><text:tab/><text:tab/><text:tab/>if(frames[j]==-1) {</text:p>
      <text:p text:style-name="P1"><text:tab/><text:tab/><text:tab/><text:tab/>empty = 1;</text:p>
      <text:p text:style-name="P1"><text:tab/><text:tab/><text:tab/><text:tab/>frames[j] = refstr[i];</text:p>
      <text:p text:style-name="P1"><text:tab/><text:tab/><text:tab/><text:tab/>pr[refstr[i]] = i;</text:p>
      <text:p text:style-name="P1"><text:tab/><text:tab/><text:tab/><text:tab/>++count;</text:p>
      <text:p text:style-name="P1"><text:tab/><text:tab/><text:tab/><text:tab/>flag = 1;</text:p>
      <text:p text:style-name="P1"><text:tab/><text:tab/><text:tab/><text:tab/>break;</text:p>
      <text:p text:style-name="P1"><text:tab/><text:tab/><text:tab/>}</text:p>
      <text:p text:style-name="P1"><text:tab/><text:tab/>}</text:p>
      <text:p text:style-name="P1"/>
      <text:p text:style-name="P1"><text:tab/><text:tab/>if(!empty &amp;&amp; !check(refstr[i])) {</text:p>
      <text:p text:style-name="P1"><text:tab/><text:tab/><text:tab/>int x = min();</text:p>
      <text:p text:style-name="P1"><text:tab/><text:tab/><text:tab/>frames[x] = refstr[i];</text:p>
      <text:p text:style-name="P1"><text:tab/><text:tab/><text:tab/>pr[refstr[i]] = i;</text:p>
      <text:p text:style-name="P1"><text:tab/><text:tab/><text:tab/>++count;</text:p>
      <text:p text:style-name="P1"><text:tab/><text:tab/><text:tab/>flag = 1;</text:p>
      <text:p text:style-name="P1"><text:tab/><text:tab/>}</text:p>
      <text:p text:style-name="P1"/>
      <text:p text:style-name="P1"><text:tab/><text:tab/>printf("%2d -&gt; ",refstr[i]);</text:p>
      <text:p text:style-name="P1"><text:tab/><text:tab/>frprint();</text:p>
      <text:p text:style-name="P1"/>
      <text:p text:style-name="P1"><text:tab/><text:tab/>if(flag)</text:p>
      <text:p text:style-name="P1"><text:soft-page-break/><text:tab/><text:tab/><text:tab/>printf(" -&gt; %3d\n", count);</text:p>
      <text:p text:style-name="P1"><text:tab/><text:tab/>else</text:p>
      <text:p text:style-name="P1"><text:tab/><text:tab/><text:tab/>printf(" -&gt; %3s\n","NO FAULT");</text:p>
      <text:p text:style-name="P1"/>
      <text:p text:style-name="P1"><text:tab/><text:tab/></text:p>
      <text:p text:style-name="P1"><text:tab/>}</text:p>
      <text:p text:style-name="P1"/>
      <text:p text:style-name="P1"><text:tab/>printf("\nTotal number of page faults : %d\n\n\n",count );</text:p>
      <text:p text:style-name="P1">}</text:p>
      <text:p text:style-name="P1"/>
      <text:p text:style-name="P1">void Optimal()</text:p>
      <text:p text:style-name="P1">{</text:p>
      <text:p text:style-name="P1"><text:tab/>printf("\t Optimal Page Replacement Algorithm\n\nPage ref-&gt; memory<text:tab/>-&gt; PF\n\n");</text:p>
      <text:p text:style-name="P1"><text:tab/>int count = 0;</text:p>
      <text:p text:style-name="P1"><text:tab/>int empty,flag;</text:p>
      <text:p text:style-name="P1"><text:tab/>initialise();</text:p>
      <text:p text:style-name="P1"/>
      <text:p text:style-name="P1"><text:tab/>for (int i = 0; i &lt; stsize; ++i)</text:p>
      <text:p text:style-name="P1"><text:tab/><text:tab/>++pr[refstr[i]];</text:p>
      <text:p text:style-name="P1"/>
      <text:p text:style-name="P1"><text:tab/>for (int i = 0; i &lt; stsize; ++i)</text:p>
      <text:p text:style-name="P1"><text:tab/>{</text:p>
      <text:p text:style-name="P1"><text:tab/><text:tab/>empty = flag = 0;</text:p>
      <text:p text:style-name="P1"><text:tab/><text:tab/>for (int j = 0; j &lt; fsize; ++j)</text:p>
      <text:p text:style-name="P1"><text:tab/><text:tab/>{</text:p>
      <text:p text:style-name="P1"><text:tab/><text:tab/><text:tab/>if(frames[j]==-1) {</text:p>
      <text:p text:style-name="P1"><text:tab/><text:tab/><text:tab/><text:tab/>empty = 1;</text:p>
      <text:p text:style-name="P1"><text:tab/><text:tab/><text:tab/><text:tab/>frames[j] = refstr[i];</text:p>
      <text:p text:style-name="P1"><text:tab/><text:tab/><text:tab/><text:tab/>--pr[refstr[i]];</text:p>
      <text:p text:style-name="P1"><text:tab/><text:tab/><text:tab/><text:tab/>++count;</text:p>
      <text:p text:style-name="P1"><text:tab/><text:tab/><text:tab/><text:tab/>flag = 1;</text:p>
      <text:p text:style-name="P1"><text:tab/><text:tab/><text:tab/><text:tab/>break;</text:p>
      <text:p text:style-name="P1"><text:tab/><text:tab/><text:tab/>}</text:p>
      <text:p text:style-name="P1"><text:tab/><text:tab/>}</text:p>
      <text:p text:style-name="P1"/>
      <text:p text:style-name="P1"><text:tab/><text:tab/>if(!empty &amp;&amp; !check(refstr[i])) {</text:p>
      <text:p text:style-name="P1"><text:tab/><text:tab/><text:tab/>int x = min();</text:p>
      <text:p text:style-name="P1"><text:tab/><text:tab/><text:tab/>frames[x] = refstr[i];</text:p>
      <text:p text:style-name="P1"><text:tab/><text:tab/><text:tab/>--pr[refstr[i]];</text:p>
      <text:p text:style-name="P1"><text:tab/><text:tab/><text:tab/>++count;</text:p>
      <text:p text:style-name="P1"><text:tab/><text:tab/><text:tab/>flag = 1;</text:p>
      <text:p text:style-name="P1"><text:tab/><text:tab/>}</text:p>
      <text:p text:style-name="P1"><text:tab/><text:tab/>printf("%2d -&gt; ",refstr[i]);</text:p>
      <text:p text:style-name="P1"><text:tab/><text:tab/>frprint();</text:p>
      <text:p text:style-name="P1"/>
      <text:p text:style-name="P1"><text:tab/><text:tab/>if(flag)</text:p>
      <text:p text:style-name="P1"><text:tab/><text:tab/><text:tab/>printf(" -&gt; %3d\n", count);</text:p>
      <text:p text:style-name="P1"><text:tab/><text:tab/>else</text:p>
      <text:p text:style-name="P1"><text:tab/><text:tab/><text:tab/>printf(" -&gt; %3s\n","NO FAULT");</text:p>
      <text:p text:style-name="P1"/>
      <text:p text:style-name="P1"><text:tab/><text:tab/></text:p>
      <text:p text:style-name="P1"><text:tab/>}</text:p>
      <text:p text:style-name="P1"/>
      <text:p text:style-name="P1"><text:tab/>printf("\nTotal number of page faults : %d\n\n\n",count );</text:p>
      <text:p text:style-name="P1">}</text:p>
      <text:p text:style-name="P1"/>
      <text:p text:style-name="P1"/>
      <text:p text:style-name="P1">void LRU()</text:p>
      <text:p text:style-name="P1">{</text:p>
      <text:p text:style-name="P1"><text:tab/>printf("\t LRU Page Replacement Algorithm\n\nPage ref-&gt; memory<text:tab/><text:tab/>-&gt; PF\n\n");</text:p>
      <text:p text:style-name="P1"><text:tab/>int count = 0;</text:p>
      <text:p text:style-name="P1"><text:tab/>int empty,flag;</text:p>
      <text:p text:style-name="P1"><text:soft-page-break/><text:tab/>initialise();</text:p>
      <text:p text:style-name="P1"><text:tab/>for (int i = 0; i &lt; stsize; ++i)</text:p>
      <text:p text:style-name="P1"><text:tab/>{</text:p>
      <text:p text:style-name="P1"><text:tab/><text:tab/>empty = flag = 0;</text:p>
      <text:p text:style-name="P1"><text:tab/><text:tab/>for (int j = 0; j &lt; fsize; ++j)</text:p>
      <text:p text:style-name="P1"><text:tab/><text:tab/>{</text:p>
      <text:p text:style-name="P1"><text:tab/><text:tab/><text:tab/>if(frames[j]==-1) {</text:p>
      <text:p text:style-name="P1"><text:tab/><text:tab/><text:tab/><text:tab/>empty = 1;</text:p>
      <text:p text:style-name="P1"><text:tab/><text:tab/><text:tab/><text:tab/>frames[j] = refstr[i];</text:p>
      <text:p text:style-name="P1"><text:tab/><text:tab/><text:tab/><text:tab/>pr[refstr[i]] = i;</text:p>
      <text:p text:style-name="P1"><text:tab/><text:tab/><text:tab/><text:tab/>++count;</text:p>
      <text:p text:style-name="P1"><text:tab/><text:tab/><text:tab/><text:tab/>flag = 1;</text:p>
      <text:p text:style-name="P1"><text:tab/><text:tab/><text:tab/><text:tab/>break;</text:p>
      <text:p text:style-name="P1"><text:tab/><text:tab/><text:tab/>}</text:p>
      <text:p text:style-name="P1"><text:tab/><text:tab/>}</text:p>
      <text:p text:style-name="P1"><text:tab/><text:tab/>if(!empty &amp;&amp; !check(refstr[i])) {</text:p>
      <text:p text:style-name="P1"><text:tab/><text:tab/><text:tab/>int x = min();</text:p>
      <text:p text:style-name="P1"><text:tab/><text:tab/><text:tab/>frames[x] = refstr[i];</text:p>
      <text:p text:style-name="P1"><text:tab/><text:tab/><text:tab/>pr[refstr[i]] = i;</text:p>
      <text:p text:style-name="P1"><text:tab/><text:tab/><text:tab/>++count;</text:p>
      <text:p text:style-name="P1"><text:tab/><text:tab/><text:tab/>flag = 1;</text:p>
      <text:p text:style-name="P1"><text:tab/><text:tab/>}</text:p>
      <text:p text:style-name="P1"/>
      <text:p text:style-name="P1"><text:tab/><text:tab/>pr[refstr[i]] = i;</text:p>
      <text:p text:style-name="P1"><text:tab/><text:tab/>printf("%2d -&gt; ",refstr[i]);</text:p>
      <text:p text:style-name="P1"><text:tab/><text:tab/>frprint();</text:p>
      <text:p text:style-name="P1"/>
      <text:p text:style-name="P1"><text:tab/><text:tab/>if(flag)</text:p>
      <text:p text:style-name="P1"><text:tab/><text:tab/><text:tab/>printf(" -&gt; %3d\n", count);</text:p>
      <text:p text:style-name="P1"><text:tab/><text:tab/>else</text:p>
      <text:p text:style-name="P1"><text:tab/><text:tab/><text:tab/>printf(" -&gt; %3s\n","NO FAULT");</text:p>
      <text:p text:style-name="P1"/>
      <text:p text:style-name="P1"><text:tab/><text:tab/></text:p>
      <text:p text:style-name="P1"><text:tab/>}</text:p>
      <text:p text:style-name="P1"/>
      <text:p text:style-name="P1"><text:tab/>printf("\nTotal number of page faults : %d\n\n\n",count );</text:p>
      <text:p text:style-name="P1">}</text:p>
      <text:p text:style-name="P1"/>
      <text:p text:style-name="P1">void LFU()</text:p>
      <text:p text:style-name="P1">{</text:p>
      <text:p text:style-name="P1"><text:tab/>printf("\t LFU Page Replacement Algorithm\n\nPage ref-&gt; memory<text:tab/><text:tab/>-&gt; PF\n\n");</text:p>
      <text:p text:style-name="P1"><text:tab/>int count = 0;</text:p>
      <text:p text:style-name="P1"><text:tab/>int empty,flag;</text:p>
      <text:p text:style-name="P1"><text:tab/>initialise();</text:p>
      <text:p text:style-name="P1"><text:tab/>for (int i = 0; i &lt; stsize; ++i)</text:p>
      <text:p text:style-name="P1"><text:tab/>{</text:p>
      <text:p text:style-name="P1"><text:tab/><text:tab/>empty = flag = 0;</text:p>
      <text:p text:style-name="P1"><text:tab/><text:tab/>for (int j = 0; j &lt; fsize; ++j)</text:p>
      <text:p text:style-name="P1"><text:tab/><text:tab/>{</text:p>
      <text:p text:style-name="P1"><text:tab/><text:tab/><text:tab/>if(frames[j]==-1) {</text:p>
      <text:p text:style-name="P1"><text:tab/><text:tab/><text:tab/><text:tab/>empty = 1;</text:p>
      <text:p text:style-name="P1"><text:tab/><text:tab/><text:tab/><text:tab/>frames[j] = refstr[i];</text:p>
      <text:p text:style-name="P1"><text:tab/><text:tab/><text:tab/><text:tab/>++count;</text:p>
      <text:p text:style-name="P1"><text:tab/><text:tab/><text:tab/><text:tab/>flag = 1;</text:p>
      <text:p text:style-name="P1"><text:tab/><text:tab/><text:tab/><text:tab/>break;</text:p>
      <text:p text:style-name="P1"><text:tab/><text:tab/><text:tab/>}</text:p>
      <text:p text:style-name="P1"><text:tab/><text:tab/>}</text:p>
      <text:p text:style-name="P1"/>
      <text:p text:style-name="P1"><text:tab/><text:tab/>if(!empty &amp;&amp; !check(refstr[i])) {</text:p>
      <text:p text:style-name="P1"><text:tab/><text:tab/><text:tab/>int x = min();</text:p>
      <text:p text:style-name="P1"><text:tab/><text:tab/><text:tab/>int old = frames[x];</text:p>
      <text:p text:style-name="P1"><text:tab/><text:tab/><text:tab/>frames[x] = refstr[i];</text:p>
      <text:p text:style-name="P1"/>
      <text:p text:style-name="P1"><text:soft-page-break/><text:tab/><text:tab/><text:tab/>pr[old] = 0;</text:p>
      <text:p text:style-name="P1"><text:tab/><text:tab/><text:tab/>++count;</text:p>
      <text:p text:style-name="P1"><text:tab/><text:tab/><text:tab/>flag = 1;</text:p>
      <text:p text:style-name="P1"><text:tab/><text:tab/>}</text:p>
      <text:p text:style-name="P1"/>
      <text:p text:style-name="P1"><text:tab/><text:tab/>pr[refstr[i]] += 1;</text:p>
      <text:p text:style-name="P1"><text:tab/><text:tab/>printf("%2d -&gt; ",refstr[i]);</text:p>
      <text:p text:style-name="P1"><text:tab/><text:tab/>frprint();</text:p>
      <text:p text:style-name="P1"/>
      <text:p text:style-name="P1"><text:tab/><text:tab/>if(flag)</text:p>
      <text:p text:style-name="P1"><text:tab/><text:tab/><text:tab/>printf(" -&gt; %3d\n", count);</text:p>
      <text:p text:style-name="P1"><text:tab/><text:tab/>else</text:p>
      <text:p text:style-name="P1"><text:tab/><text:tab/><text:tab/>printf(" -&gt; %3s\n","NO FAULT");</text:p>
      <text:p text:style-name="P1"/>
      <text:p text:style-name="P1"><text:tab/><text:tab/></text:p>
      <text:p text:style-name="P1"><text:tab/>}</text:p>
      <text:p text:style-name="P1"/>
      <text:p text:style-name="P1"><text:tab/>printf("\nTotal number of page faults : %d\n\n\n",count );</text:p>
      <text:p text:style-name="P1">}</text:p>
      <text:p text:style-name="P1"/>
      <text:p text:style-name="P1"/>
      <text:p text:style-name="P1"><text:span text:style-name="T5">OUTPUT</text:span><text:span text:style-name="T4"> :</text:span> </text:p>
      <text:p text:style-name="P1"/>
      <text:p text:style-name="P1">pooja@pooja-PC:~/Desktop$ gcc ex10_Os.c -o 10</text:p>
      <text:p text:style-name="P1">pooja@pooja-PC:~/Desktop$ ./10</text:p>
      <text:p text:style-name="P1">Page Replacement Algorithms</text:p>
      <text:p text:style-name="P1">1.Read_Input</text:p>
      <text:p text:style-name="P1">2.FIFO</text:p>
      <text:p text:style-name="P1">3.Optimal</text:p>
      <text:p text:style-name="P1">4.LRU</text:p>
      <text:p text:style-name="P1">5.LFU</text:p>
      <text:p text:style-name="P1">6.Exit</text:p>
      <text:p text:style-name="P1">Enter your Option : 1</text:p>
      <text:p text:style-name="P1">Enter size of reference string : 20</text:p>
      <text:p text:style-name="P1">Enter reference string : 7 0 1 2 0 3 0 4 2 3 0 3 2 1 2 0 1 7 0 1</text:p>
      <text:p text:style-name="P1">Enter number of frames : 4</text:p>
      <text:p text:style-name="P1">1.Read_Input</text:p>
      <text:p text:style-name="P1">2.FIFO</text:p>
      <text:p text:style-name="P1">3.Optimal</text:p>
      <text:p text:style-name="P1">4.LRU</text:p>
      <text:p text:style-name="P1">5.LFU</text:p>
      <text:p text:style-name="P1">6.Exit</text:p>
      <text:p text:style-name="P1">Enter your Option : 2</text:p>
      <text:p text:style-name="P1"><text:tab/> FIFO Page Replacement Algorithm</text:p>
      <text:p text:style-name="P1"/>
      <text:p text:style-name="P1">Page ref-&gt; memory<text:tab/><text:tab/>-&gt; PF</text:p>
      <text:p text:style-name="P1"/>
      <text:p text:style-name="P1"><text:s/>7 -&gt; | <text:s/>7 <text:s text:c="2"/>- <text:s text:c="2"/>- <text:s text:c="2"/>- | -&gt; <text:s text:c="2"/>1</text:p>
      <text:p text:style-name="P1"><text:s/>0 -&gt; | <text:s/>7 <text:s text:c="2"/>0 <text:s text:c="2"/>- <text:s text:c="2"/>- | -&gt; <text:s text:c="2"/>2</text:p>
      <text:p text:style-name="P1"><text:s/>1 -&gt; | <text:s/>7 <text:s text:c="2"/>0 <text:s text:c="2"/>1 <text:s text:c="2"/>- | -&gt; <text:s text:c="2"/>3</text:p>
      <text:p text:style-name="P1"><text:s/>2 -&gt; | <text:s/>7 <text:s text:c="2"/>0 <text:s text:c="2"/>1 <text:s text:c="2"/>2 | -&gt; <text:s text:c="2"/>4</text:p>
      <text:p text:style-name="P1"><text:s/>0 -&gt; | <text:s/>7 <text:s text:c="2"/>0 <text:s text:c="2"/>1 <text:s text:c="2"/>2 | -&gt; NO FAULT</text:p>
      <text:p text:style-name="P1"><text:s/>3 -&gt; | <text:s/>3 <text:s text:c="2"/>0 <text:s text:c="2"/>1 <text:s text:c="2"/>2 | -&gt; <text:s text:c="2"/>5</text:p>
      <text:p text:style-name="P1"><text:s/>0 -&gt; | <text:s/>3 <text:s text:c="2"/>0 <text:s text:c="2"/>1 <text:s text:c="2"/>2 | -&gt; NO FAULT</text:p>
      <text:p text:style-name="P1"><text:s/>4 -&gt; | <text:s/>3 <text:s text:c="2"/>4 <text:s text:c="2"/>1 <text:s text:c="2"/>2 | -&gt; <text:s text:c="2"/>6</text:p>
      <text:p text:style-name="P1"><text:s/>2 -&gt; | <text:s/>3 <text:s text:c="2"/>4 <text:s text:c="2"/>1 <text:s text:c="2"/>2 | -&gt; NO FAULT</text:p>
      <text:p text:style-name="P1"><text:s/>3 -&gt; | <text:s/>3 <text:s text:c="2"/>4 <text:s text:c="2"/>1 <text:s text:c="2"/>2 | -&gt; NO FAULT</text:p>
      <text:p text:style-name="P1"><text:s/>0 -&gt; | <text:s/>3 <text:s text:c="2"/>4 <text:s text:c="2"/>0 <text:s text:c="2"/>2 | -&gt; <text:s text:c="2"/>7</text:p>
      <text:p text:style-name="P1"><text:s/>3 -&gt; | <text:s/>3 <text:s text:c="2"/>4 <text:s text:c="2"/>0 <text:s text:c="2"/>2 | -&gt; NO FAULT</text:p>
      <text:p text:style-name="P1"><text:s/>2 -&gt; | <text:s/>3 <text:s text:c="2"/>4 <text:s text:c="2"/>0 <text:s text:c="2"/>2 | -&gt; NO FAULT</text:p>
      <text:p text:style-name="P1"><text:s/>1 -&gt; | <text:s/>3 <text:s text:c="2"/>4 <text:s text:c="2"/>0 <text:s text:c="2"/>1 | -&gt; <text:s text:c="2"/>8</text:p>
      <text:p text:style-name="P1"><text:s/>2 -&gt; | <text:s/>2 <text:s text:c="2"/>4 <text:s text:c="2"/>0 <text:s text:c="2"/>1 | -&gt; <text:s text:c="2"/>9</text:p>
      <text:p text:style-name="P1"><text:s/>0 -&gt; | <text:s/>2 <text:s text:c="2"/>4 <text:s text:c="2"/>0 <text:s text:c="2"/>1 | -&gt; NO FAULT</text:p>
      <text:p text:style-name="P1"><text:soft-page-break/><text:s/>1 -&gt; | <text:s/>2 <text:s text:c="2"/>4 <text:s text:c="2"/>0 <text:s text:c="2"/>1 | -&gt; NO FAULT</text:p>
      <text:p text:style-name="P1"><text:s/>7 -&gt; | <text:s/>2 <text:s text:c="2"/>7 <text:s text:c="2"/>0 <text:s text:c="2"/>1 | -&gt; <text:s/>10</text:p>
      <text:p text:style-name="P1"><text:s/>0 -&gt; | <text:s/>2 <text:s text:c="2"/>7 <text:s text:c="2"/>0 <text:s text:c="2"/>1 | -&gt; NO FAULT</text:p>
      <text:p text:style-name="P1"><text:s/>1 -&gt; | <text:s/>2 <text:s text:c="2"/>7 <text:s text:c="2"/>0 <text:s text:c="2"/>1 | -&gt; NO FAULT</text:p>
      <text:p text:style-name="P1"/>
      <text:p text:style-name="P1">Total number of page faults : 10</text:p>
      <text:p text:style-name="P1"/>
      <text:p text:style-name="P1"/>
      <text:p text:style-name="P1">1.Read_Input</text:p>
      <text:p text:style-name="P1">2.FIFO</text:p>
      <text:p text:style-name="P1">3.Optimal</text:p>
      <text:p text:style-name="P1">4.LRU</text:p>
      <text:p text:style-name="P1">5.LFU</text:p>
      <text:p text:style-name="P1">6.Exit</text:p>
      <text:p text:style-name="P1">Enter your Option : 3</text:p>
      <text:p text:style-name="P1"><text:tab/> Optimal Page Replacement Algorithm</text:p>
      <text:p text:style-name="P1"/>
      <text:p text:style-name="P1">Page ref-&gt; memory<text:tab/>-&gt; PF</text:p>
      <text:p text:style-name="P1"/>
      <text:p text:style-name="P1"><text:s/>7 -&gt; | <text:s/>7 <text:s text:c="2"/>- <text:s text:c="2"/>- <text:s text:c="2"/>- | -&gt; <text:s text:c="2"/>1</text:p>
      <text:p text:style-name="P1"><text:s/>0 -&gt; | <text:s/>7 <text:s text:c="2"/>0 <text:s text:c="2"/>- <text:s text:c="2"/>- | -&gt; <text:s text:c="2"/>2</text:p>
      <text:p text:style-name="P1"><text:s/>1 -&gt; | <text:s/>7 <text:s text:c="2"/>0 <text:s text:c="2"/>1 <text:s text:c="2"/>- | -&gt; <text:s text:c="2"/>3</text:p>
      <text:p text:style-name="P1"><text:s/>2 -&gt; | <text:s/>7 <text:s text:c="2"/>0 <text:s text:c="2"/>1 <text:s text:c="2"/>2 | -&gt; <text:s text:c="2"/>4</text:p>
      <text:p text:style-name="P1"><text:s/>0 -&gt; | <text:s/>7 <text:s text:c="2"/>0 <text:s text:c="2"/>1 <text:s text:c="2"/>2 | -&gt; NO FAULT</text:p>
      <text:p text:style-name="P1"><text:s/>3 -&gt; | <text:s/>3 <text:s text:c="2"/>0 <text:s text:c="2"/>1 <text:s text:c="2"/>2 | -&gt; <text:s text:c="2"/>5</text:p>
      <text:p text:style-name="P1"><text:s/>0 -&gt; | <text:s/>3 <text:s text:c="2"/>0 <text:s text:c="2"/>1 <text:s text:c="2"/>2 | -&gt; NO FAULT</text:p>
      <text:p text:style-name="P1"><text:s/>4 -&gt; | <text:s/>4 <text:s text:c="2"/>0 <text:s text:c="2"/>1 <text:s text:c="2"/>2 | -&gt; <text:s text:c="2"/>6</text:p>
      <text:p text:style-name="P1"><text:s/>2 -&gt; | <text:s/>4 <text:s text:c="2"/>0 <text:s text:c="2"/>1 <text:s text:c="2"/>2 | -&gt; NO FAULT</text:p>
      <text:p text:style-name="P1"><text:s/>3 -&gt; | <text:s/>3 <text:s text:c="2"/>0 <text:s text:c="2"/>1 <text:s text:c="2"/>2 | -&gt; <text:s text:c="2"/>7</text:p>
      <text:p text:style-name="P1"><text:s/>0 -&gt; | <text:s/>3 <text:s text:c="2"/>0 <text:s text:c="2"/>1 <text:s text:c="2"/>2 | -&gt; NO FAULT</text:p>
      <text:p text:style-name="P1"><text:s/>3 -&gt; | <text:s/>3 <text:s text:c="2"/>0 <text:s text:c="2"/>1 <text:s text:c="2"/>2 | -&gt; NO FAULT</text:p>
      <text:p text:style-name="P1"><text:s/>2 -&gt; | <text:s/>3 <text:s text:c="2"/>0 <text:s text:c="2"/>1 <text:s text:c="2"/>2 | -&gt; NO FAULT</text:p>
      <text:p text:style-name="P1"><text:s/>1 -&gt; | <text:s/>3 <text:s text:c="2"/>0 <text:s text:c="2"/>1 <text:s text:c="2"/>2 | -&gt; NO FAULT</text:p>
      <text:p text:style-name="P1"><text:s/>2 -&gt; | <text:s/>3 <text:s text:c="2"/>0 <text:s text:c="2"/>1 <text:s text:c="2"/>2 | -&gt; NO FAULT</text:p>
      <text:p text:style-name="P1"><text:s/>0 -&gt; | <text:s/>3 <text:s text:c="2"/>0 <text:s text:c="2"/>1 <text:s text:c="2"/>2 | -&gt; NO FAULT</text:p>
      <text:p text:style-name="P1"><text:s/>1 -&gt; | <text:s/>3 <text:s text:c="2"/>0 <text:s text:c="2"/>1 <text:s text:c="2"/>2 | -&gt; NO FAULT</text:p>
      <text:p text:style-name="P1"><text:s/>7 -&gt; | <text:s/>7 <text:s text:c="2"/>0 <text:s text:c="2"/>1 <text:s text:c="2"/>2 | -&gt; <text:s text:c="2"/>8</text:p>
      <text:p text:style-name="P1"><text:s/>0 -&gt; | <text:s/>7 <text:s text:c="2"/>0 <text:s text:c="2"/>1 <text:s text:c="2"/>2 | -&gt; NO FAULT</text:p>
      <text:p text:style-name="P1"><text:s/>1 -&gt; | <text:s/>7 <text:s text:c="2"/>0 <text:s text:c="2"/>1 <text:s text:c="2"/>2 | -&gt; NO FAULT</text:p>
      <text:p text:style-name="P1"/>
      <text:p text:style-name="P1">Total number of page faults : 8</text:p>
      <text:p text:style-name="P1"/>
      <text:p text:style-name="P1"/>
      <text:p text:style-name="P1">1.Read_Input</text:p>
      <text:p text:style-name="P1">2.FIFO</text:p>
      <text:p text:style-name="P1">3.Optimal</text:p>
      <text:p text:style-name="P1">4.LRU</text:p>
      <text:p text:style-name="P1">5.LFU</text:p>
      <text:p text:style-name="P1">6.Exit</text:p>
      <text:p text:style-name="P1">Enter your Option : 4</text:p>
      <text:p text:style-name="P1"><text:tab/> LRU Page Replacement Algorithm</text:p>
      <text:p text:style-name="P1"/>
      <text:p text:style-name="P1">Page ref-&gt; memory<text:tab/><text:tab/>-&gt; PF</text:p>
      <text:p text:style-name="P1"/>
      <text:p text:style-name="P1"><text:s/>7 -&gt; | <text:s/>7 <text:s text:c="2"/>- <text:s text:c="2"/>- <text:s text:c="2"/>- | -&gt; <text:s text:c="2"/>1</text:p>
      <text:p text:style-name="P1"><text:s/>0 -&gt; | <text:s/>7 <text:s text:c="2"/>0 <text:s text:c="2"/>- <text:s text:c="2"/>- | -&gt; <text:s text:c="2"/>2</text:p>
      <text:p text:style-name="P1"><text:s/>1 -&gt; | <text:s/>7 <text:s text:c="2"/>0 <text:s text:c="2"/>1 <text:s text:c="2"/>- | -&gt; <text:s text:c="2"/>3</text:p>
      <text:p text:style-name="P1"><text:s/>2 -&gt; | <text:s/>7 <text:s text:c="2"/>0 <text:s text:c="2"/>1 <text:s text:c="2"/>2 | -&gt; <text:s text:c="2"/>4</text:p>
      <text:p text:style-name="P1"><text:s/>0 -&gt; | <text:s/>7 <text:s text:c="2"/>0 <text:s text:c="2"/>1 <text:s text:c="2"/>2 | -&gt; NO FAULT</text:p>
      <text:p text:style-name="P1"><text:s/>3 -&gt; | <text:s/>3 <text:s text:c="2"/>0 <text:s text:c="2"/>1 <text:s text:c="2"/>2 | -&gt; <text:s text:c="2"/>5</text:p>
      <text:p text:style-name="P1"><text:s/>0 -&gt; | <text:s/>3 <text:s text:c="2"/>0 <text:s text:c="2"/>1 <text:s text:c="2"/>2 | -&gt; NO FAULT</text:p>
      <text:p text:style-name="P1"><text:s/>4 -&gt; | <text:s/>3 <text:s text:c="2"/>0 <text:s text:c="2"/>4 <text:s text:c="2"/>2 | -&gt; <text:s text:c="2"/>6</text:p>
      <text:p text:style-name="P1"><text:s/>2 -&gt; | <text:s/>3 <text:s text:c="2"/>0 <text:s text:c="2"/>4 <text:s text:c="2"/>2 | -&gt; NO FAULT</text:p>
      <text:p text:style-name="P1"><text:s/>3 -&gt; | <text:s/>3 <text:s text:c="2"/>0 <text:s text:c="2"/>4 <text:s text:c="2"/>2 | -&gt; NO FAULT</text:p>
      <text:p text:style-name="P1"><text:soft-page-break/><text:s/>0 -&gt; | <text:s/>3 <text:s text:c="2"/>0 <text:s text:c="2"/>4 <text:s text:c="2"/>2 | -&gt; NO FAULT</text:p>
      <text:p text:style-name="P1"><text:s/>3 -&gt; | <text:s/>3 <text:s text:c="2"/>0 <text:s text:c="2"/>4 <text:s text:c="2"/>2 | -&gt; NO FAULT</text:p>
      <text:p text:style-name="P1"><text:s/>2 -&gt; | <text:s/>3 <text:s text:c="2"/>0 <text:s text:c="2"/>4 <text:s text:c="2"/>2 | -&gt; NO FAULT</text:p>
      <text:p text:style-name="P1"><text:s/>1 -&gt; | <text:s/>3 <text:s text:c="2"/>0 <text:s text:c="2"/>1 <text:s text:c="2"/>2 | -&gt; <text:s text:c="2"/>7</text:p>
      <text:p text:style-name="P1"><text:s/>2 -&gt; | <text:s/>3 <text:s text:c="2"/>0 <text:s text:c="2"/>1 <text:s text:c="2"/>2 | -&gt; NO FAULT</text:p>
      <text:p text:style-name="P1"><text:s/>0 -&gt; | <text:s/>3 <text:s text:c="2"/>0 <text:s text:c="2"/>1 <text:s text:c="2"/>2 | -&gt; NO FAULT</text:p>
      <text:p text:style-name="P1"><text:s/>1 -&gt; | <text:s/>3 <text:s text:c="2"/>0 <text:s text:c="2"/>1 <text:s text:c="2"/>2 | -&gt; NO FAULT</text:p>
      <text:p text:style-name="P1"><text:s/>7 -&gt; | <text:s/>7 <text:s text:c="2"/>0 <text:s text:c="2"/>1 <text:s text:c="2"/>2 | -&gt; <text:s text:c="2"/>8</text:p>
      <text:p text:style-name="P1"><text:s/>0 -&gt; | <text:s/>7 <text:s text:c="2"/>0 <text:s text:c="2"/>1 <text:s text:c="2"/>2 | -&gt; NO FAULT</text:p>
      <text:p text:style-name="P1"><text:s/>1 -&gt; | <text:s/>7 <text:s text:c="2"/>0 <text:s text:c="2"/>1 <text:s text:c="2"/>2 | -&gt; NO FAULT</text:p>
      <text:p text:style-name="P1"/>
      <text:p text:style-name="P1">Total number of page faults : 8</text:p>
      <text:p text:style-name="P1"/>
      <text:p text:style-name="P1"/>
      <text:p text:style-name="P1">1.Read_Input</text:p>
      <text:p text:style-name="P1">2.FIFO</text:p>
      <text:p text:style-name="P1">3.Optimal</text:p>
      <text:p text:style-name="P1">4.LRU</text:p>
      <text:p text:style-name="P1">5.LFU</text:p>
      <text:p text:style-name="P1">6.Exit</text:p>
      <text:p text:style-name="P1">Enter your Option : 5</text:p>
      <text:p text:style-name="P1"><text:tab/> LFU Page Replacement Algorithm</text:p>
      <text:p text:style-name="P1"/>
      <text:p text:style-name="P1">Page ref-&gt; memory<text:tab/><text:tab/>-&gt; PF</text:p>
      <text:p text:style-name="P1"/>
      <text:p text:style-name="P1"><text:s/>7 -&gt; | <text:s/>7 <text:s text:c="2"/>- <text:s text:c="2"/>- <text:s text:c="2"/>- | -&gt; <text:s text:c="2"/>1</text:p>
      <text:p text:style-name="P1"><text:s/>0 -&gt; | <text:s/>7 <text:s text:c="2"/>0 <text:s text:c="2"/>- <text:s text:c="2"/>- | -&gt; <text:s text:c="2"/>2</text:p>
      <text:p text:style-name="P1"><text:s/>1 -&gt; | <text:s/>7 <text:s text:c="2"/>0 <text:s text:c="2"/>1 <text:s text:c="2"/>- | -&gt; <text:s text:c="2"/>3</text:p>
      <text:p text:style-name="P1"><text:s/>2 -&gt; | <text:s/>7 <text:s text:c="2"/>0 <text:s text:c="2"/>1 <text:s text:c="2"/>2 | -&gt; <text:s text:c="2"/>4</text:p>
      <text:p text:style-name="P1"><text:s/>0 -&gt; | <text:s/>7 <text:s text:c="2"/>0 <text:s text:c="2"/>1 <text:s text:c="2"/>2 | -&gt; NO FAULT</text:p>
      <text:p text:style-name="P1"><text:s/>3 -&gt; | <text:s/>3 <text:s text:c="2"/>0 <text:s text:c="2"/>1 <text:s text:c="2"/>2 | -&gt; <text:s text:c="2"/>5</text:p>
      <text:p text:style-name="P1"><text:s/>0 -&gt; | <text:s/>3 <text:s text:c="2"/>0 <text:s text:c="2"/>1 <text:s text:c="2"/>2 | -&gt; NO FAULT</text:p>
      <text:p text:style-name="P1"><text:s/>4 -&gt; | <text:s/>4 <text:s text:c="2"/>0 <text:s text:c="2"/>1 <text:s text:c="2"/>2 | -&gt; <text:s text:c="2"/>6</text:p>
      <text:p text:style-name="P1"><text:s/>2 -&gt; | <text:s/>4 <text:s text:c="2"/>0 <text:s text:c="2"/>1 <text:s text:c="2"/>2 | -&gt; NO FAULT</text:p>
      <text:p text:style-name="P1"><text:s/>3 -&gt; | <text:s/>3 <text:s text:c="2"/>0 <text:s text:c="2"/>1 <text:s text:c="2"/>2 | -&gt; <text:s text:c="2"/>7</text:p>
      <text:p text:style-name="P1"><text:s/>0 -&gt; | <text:s/>3 <text:s text:c="2"/>0 <text:s text:c="2"/>1 <text:s text:c="2"/>2 | -&gt; NO FAULT</text:p>
      <text:p text:style-name="P1"><text:s/>3 -&gt; | <text:s/>3 <text:s text:c="2"/>0 <text:s text:c="2"/>1 <text:s text:c="2"/>2 | -&gt; NO FAULT</text:p>
      <text:p text:style-name="P1"><text:s/>2 -&gt; | <text:s/>3 <text:s text:c="2"/>0 <text:s text:c="2"/>1 <text:s text:c="2"/>2 | -&gt; NO FAULT</text:p>
      <text:p text:style-name="P1"><text:s/>1 -&gt; | <text:s/>3 <text:s text:c="2"/>0 <text:s text:c="2"/>1 <text:s text:c="2"/>2 | -&gt; NO FAULT</text:p>
      <text:p text:style-name="P1"><text:s/>2 -&gt; | <text:s/>3 <text:s text:c="2"/>0 <text:s text:c="2"/>1 <text:s text:c="2"/>2 | -&gt; NO FAULT</text:p>
      <text:p text:style-name="P1"><text:s/>0 -&gt; | <text:s/>3 <text:s text:c="2"/>0 <text:s text:c="2"/>1 <text:s text:c="2"/>2 | -&gt; NO FAULT</text:p>
      <text:p text:style-name="P1"><text:s/>1 -&gt; | <text:s/>3 <text:s text:c="2"/>0 <text:s text:c="2"/>1 <text:s text:c="2"/>2 | -&gt; NO FAULT</text:p>
      <text:p text:style-name="P1"><text:s/>7 -&gt; | <text:s/>7 <text:s text:c="2"/>0 <text:s text:c="2"/>1 <text:s text:c="2"/>2 | -&gt; <text:s text:c="2"/>8</text:p>
      <text:p text:style-name="P1"><text:s/>0 -&gt; | <text:s/>7 <text:s text:c="2"/>0 <text:s text:c="2"/>1 <text:s text:c="2"/>2 | -&gt; NO FAULT</text:p>
      <text:p text:style-name="P1"><text:s/>1 -&gt; | <text:s/>7 <text:s text:c="2"/>0 <text:s text:c="2"/>1 <text:s text:c="2"/>2 | -&gt; NO FAULT</text:p>
      <text:p text:style-name="P1"/>
      <text:p text:style-name="P1">Total number of page faults : 8</text:p>
      <text:p text:style-name="P1"/>
      <text:p text:style-name="P1"/>
      <text:p text:style-name="P1">1.Read_Input</text:p>
      <text:p text:style-name="P1">2.FIFO</text:p>
      <text:p text:style-name="P1">3.Optimal</text:p>
      <text:p text:style-name="P1">4.LRU</text:p>
      <text:p text:style-name="P1">5.LFU</text:p>
      <text:p text:style-name="P1">6.Exit</text:p>
      <text:p text:style-name="P1">Enter your Option : 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28:00.349380803</meta:creation-date>
    <dc:date>2020-04-05T20:52:55.422032416</dc:date>
    <meta:editing-duration>PT1H14M55S</meta:editing-duration>
    <meta:editing-cycles>1</meta:editing-cycles>
    <meta:document-statistic meta:table-count="0" meta:image-count="0" meta:object-count="0" meta:page-count="8" meta:paragraph-count="417" meta:word-count="1805" meta:character-count="8632" meta:non-whitespace-character-count="6072"/>
    <meta:generator>LibreOffice/6.0.7.3$Linux_X86_64 LibreOffice_project/00m0$Build-3</meta:generator>
  </office:meta>
</office:document-meta>
</file>